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y alguien encargado de la tienda online?</text:p>
      <text:p text:style-name="P1"/>
      <text:p text:style-name="P1">¿El jefe tiene que tener la flecha a ususario registrado o tiene que ir a parte porque solo quiere ver las estadísticas?</text:p>
      <text:p text:style-name="P1"/>
      <text:p text:style-name="P1">¿El administrador puede ver los pedidos?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3-08T17:48:17.606000000</meta:creation-date>
    <dc:date>2023-03-11T18:35:59.50</dc:date>
    <meta:editing-duration>PT4M45S</meta:editing-duration>
    <meta:editing-cycles>3</meta:editing-cycles>
    <meta:generator>OpenOffice/4.1.3$Win32 OpenOffice.org_project/413m1$Build-9783</meta:generator>
    <dc:creator>Roi Pazos Rodríguez</dc:creator>
    <meta:document-statistic meta:table-count="0" meta:image-count="0" meta:object-count="0" meta:page-count="1" meta:paragraph-count="3" meta:word-count="35" meta:character-count="202"/>
  </office:meta>
</office:document-meta>
</file>